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5839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count</text:p>
          </table:table-cell>
          <table:table-cell office:value-type="string">
            <text:p>sq_err</text:p>
          </table:table-cell>
          <table:table-cell office:value-type="string">
            <text:p>pct_cor</text:p>
          </table:table-cell>
          <table:table-cell office:value-type="string">
            <text:p>cleared</text:p>
          </table:table-cell>
          <table:table-cell office:value-type="string">
            <text:p>cor_digs</text:p>
          </table:table-cell>
          <table:table-cell office:value-type="string">
            <text:p>inc_digs</text:p>
          </table:table-cell>
          <table:table-cell office:value-type="string">
            <text:p>cor_flags</text:p>
          </table:table-cell>
          <table:table-cell office:value-type="string">
            <text:p>inc_flags</text:p>
          </table:table-cell>
          <table:table-cell>
            <draw:frame table:end-cell-address="Sheet1.S12" table:end-x="0.2205in" table:end-y="0.1669in" draw:z-index="0" draw:style-name="gr1" svg:width="8.9693in" svg:height="2.0732in" svg:x="0.1413in" svg:y="0.0417in">
              <draw:object draw:notify-on-update-of-ranges="Sheet1.A1:Sheet1.A1 Sheet1.A2:Sheet1.A201 Sheet1.B1:Sheet1.B1 Sheet1.B2:Sheet1.B201 Sheet1.A1:Sheet1.A1 Sheet1.A2:Sheet1.A201 Sheet1.C1:Sheet1.C1 Sheet1.C2:Sheet1.C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03625692632">
            <text:p>0.3</text:p>
          </table:table-cell>
          <table:table-cell office:value-type="float" office:value="0.62">
            <text:p>0.6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89567351158">
            <text:p>0.39</text:p>
          </table:table-cell>
          <table:table-cell office:value-type="float" office:value="0.48">
            <text:p>0.4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41356119008">
            <text:p>0.54</text:p>
          </table:table-cell>
          <table:table-cell office:value-type="float" office:value="0.73">
            <text:p>0.7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11520085487">
            <text:p>0.51</text:p>
          </table:table-cell>
          <table:table-cell office:value-type="float" office:value="0.65">
            <text:p>0.6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86030831485">
            <text:p>0.39</text:p>
          </table:table-cell>
          <table:table-cell office:value-type="float" office:value="0.45">
            <text:p>0.45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92860503256">
            <text:p>0.39</text:p>
          </table:table-cell>
          <table:table-cell office:value-type="float" office:value="0.59">
            <text:p>0.59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28088012757">
            <text:p>0.33</text:p>
          </table:table-cell>
          <table:table-cell office:value-type="float" office:value="0.26">
            <text:p>0.2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65739085901">
            <text:p>0.37</text:p>
          </table:table-cell>
          <table:table-cell office:value-type="float" office:value="0.4">
            <text:p>0.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7102578927">
            <text:p>0.39</text:p>
          </table:table-cell>
          <table:table-cell office:value-type="float" office:value="0.39">
            <text:p>0.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44914280383">
            <text:p>0.34</text:p>
          </table:table-cell>
          <table:table-cell office:value-type="float" office:value="0.29">
            <text:p>0.2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49888318268">
            <text:p>0.35</text:p>
          </table:table-cell>
          <table:table-cell office:value-type="float" office:value="0.32">
            <text:p>0.3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79272182473">
            <text:p>0.38</text:p>
          </table:table-cell>
          <table:table-cell office:value-type="float" office:value="0.4">
            <text:p>0.4</text:p>
          </table:table-cell>
          <table:table-cell office:value-type="float" office:value="31">
            <text:p>3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76696876316">
            <text:p>0.38</text:p>
          </table:table-cell>
          <table:table-cell office:value-type="float" office:value="0.36">
            <text:p>0.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51737187859">
            <text:p>0.35</text:p>
          </table:table-cell>
          <table:table-cell office:value-type="float" office:value="0.33">
            <text:p>0.3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Sheet1.S25" table:end-x="0.2744in" table:end-y="0.0106in" draw:z-index="1" draw:style-name="gr1" svg:width="9.0559in" svg:height="1.7606in" svg:x="0.1087in" svg:y="0.0209in">
              <draw:object draw:notify-on-update-of-ranges="Sheet1.E1:Sheet1.E1 Sheet1.E2:Sheet1.E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112115715">
            <text:p>0.61</text:p>
          </table:table-cell>
          <table:table-cell office:value-type="float" office:value="0.9">
            <text:p>0.9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37937375423">
            <text:p>0.44</text:p>
          </table:table-cell>
          <table:table-cell office:value-type="float" office:value="0.62">
            <text:p>0.6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2668190203">
            <text:p>0.53</text:p>
          </table:table-cell>
          <table:table-cell office:value-type="float" office:value="0.76">
            <text:p>0.76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48803578579">
            <text:p>0.55</text:p>
          </table:table-cell>
          <table:table-cell office:value-type="float" office:value="0.76">
            <text:p>0.76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05379580543">
            <text:p>0.61</text:p>
          </table:table-cell>
          <table:table-cell office:value-type="float" office:value="0.89">
            <text:p>0.89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410803272883">
            <text:p>0.41</text:p>
          </table:table-cell>
          <table:table-cell office:value-type="float" office:value="0.73">
            <text:p>0.73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91907233305">
            <text:p>0.39</text:p>
          </table:table-cell>
          <table:table-cell office:value-type="float" office:value="0.43">
            <text:p>0.4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64868275994">
            <text:p>0.46</text:p>
          </table:table-cell>
          <table:table-cell office:value-type="float" office:value="0.58">
            <text:p>0.5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79326010309">
            <text:p>0.58</text:p>
          </table:table-cell>
          <table:table-cell office:value-type="float" office:value="0.85">
            <text:p>0.85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08010322739">
            <text:p>0.41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58199335335">
            <text:p>0.46</text:p>
          </table:table-cell>
          <table:table-cell office:value-type="float" office:value="0.63">
            <text:p>0.6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Sheet1.S38" table:end-x="0.2311in" table:end-y="0.1043in" draw:z-index="2" draw:style-name="gr1" svg:width="8.9476in" svg:height="2.2295in" svg:x="0.1736in" svg:y="0.0004in">
              <draw:object draw:notify-on-update-of-ranges="Sheet1.G1:Sheet1.G1 Sheet1.G2:Sheet1.G2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63849139036">
            <text:p>0.46</text:p>
          </table:table-cell>
          <table:table-cell office:value-type="float" office:value="0.67">
            <text:p>0.67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59479764767">
            <text:p>0.36</text:p>
          </table:table-cell>
          <table:table-cell office:value-type="float" office:value="0.42">
            <text:p>0.4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5858203329">
            <text:p>0.36</text:p>
          </table:table-cell>
          <table:table-cell office:value-type="float" office:value="0.36">
            <text:p>0.3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47550700919">
            <text:p>0.65</text:p>
          </table:table-cell>
          <table:table-cell office:value-type="float" office:value="0.91">
            <text:p>0.9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04192566074">
            <text:p>0.4</text:p>
          </table:table-cell>
          <table:table-cell office:value-type="float" office:value="0.43">
            <text:p>0.4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55442349177">
            <text:p>0.66</text:p>
          </table:table-cell>
          <table:table-cell office:value-type="float" office:value="0.9">
            <text:p>0.9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90541169388">
            <text:p>0.49</text:p>
          </table:table-cell>
          <table:table-cell office:value-type="float" office:value="0.63">
            <text:p>0.63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19224769994">
            <text:p>0.32</text:p>
          </table:table-cell>
          <table:table-cell office:value-type="float" office:value="0.24">
            <text:p>0.24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01148434647">
            <text:p>0.6</text:p>
          </table:table-cell>
          <table:table-cell office:value-type="float" office:value="0.91">
            <text:p>0.91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90383189816">
            <text:p>0.69</text:p>
          </table:table-cell>
          <table:table-cell office:value-type="float" office:value="0.93">
            <text:p>0.93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64539710738">
            <text:p>0.56</text:p>
          </table:table-cell>
          <table:table-cell office:value-type="float" office:value="0.77">
            <text:p>0.77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66663906802">
            <text:p>0.47</text:p>
          </table:table-cell>
          <table:table-cell office:value-type="float" office:value="0.6">
            <text:p>0.6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68577082472">
            <text:p>0.67</text:p>
          </table:table-cell>
          <table:table-cell office:value-type="float" office:value="0.93">
            <text:p>0.93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02056185844">
            <text:p>0.6</text:p>
          </table:table-cell>
          <table:table-cell office:value-type="float" office:value="0.8">
            <text:p>0.8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7652156132">
            <text:p>0.48</text:p>
          </table:table-cell>
          <table:table-cell office:value-type="float" office:value="0.6">
            <text:p>0.6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644658339746">
            <text:p>0.64</text:p>
          </table:table-cell>
          <table:table-cell office:value-type="float" office:value="0.86">
            <text:p>0.86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44978107343">
            <text:p>0.64</text:p>
          </table:table-cell>
          <table:table-cell office:value-type="float" office:value="0.9">
            <text:p>0.9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04882039464">
            <text:p>0.6</text:p>
          </table:table-cell>
          <table:table-cell office:value-type="float" office:value="0.81">
            <text:p>0.81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21212299007">
            <text:p>0.72</text:p>
          </table:table-cell>
          <table:table-cell office:value-type="float" office:value="0.94">
            <text:p>0.94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13452949453">
            <text:p>0.71</text:p>
          </table:table-cell>
          <table:table-cell office:value-type="float" office:value="0.96">
            <text:p>0.96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0080654092">
            <text:p>0.4</text:p>
          </table:table-cell>
          <table:table-cell office:value-type="float" office:value="0.49">
            <text:p>0.49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678217315202">
            <text:p>0.68</text:p>
          </table:table-cell>
          <table:table-cell office:value-type="float" office:value="0.93">
            <text:p>0.93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94180572183">
            <text:p>0.59</text:p>
          </table:table-cell>
          <table:table-cell office:value-type="float" office:value="0.78">
            <text:p>0.78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676172700317">
            <text:p>0.68</text:p>
          </table:table-cell>
          <table:table-cell office:value-type="float" office:value="0.87">
            <text:p>0.8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520276145846">
            <text:p>0.52</text:p>
          </table:table-cell>
          <table:table-cell office:value-type="float" office:value="0.64">
            <text:p>0.64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24009229616">
            <text:p>0.72</text:p>
          </table:table-cell>
          <table:table-cell office:value-type="float" office:value="0.89">
            <text:p>0.89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645313558384">
            <text:p>0.65</text:p>
          </table:table-cell>
          <table:table-cell office:value-type="float" office:value="0.85">
            <text:p>0.8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629641113751">
            <text:p>0.63</text:p>
          </table:table-cell>
          <table:table-cell office:value-type="float" office:value="0.76">
            <text:p>0.76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69648423999">
            <text:p>0.47</text:p>
          </table:table-cell>
          <table:table-cell office:value-type="float" office:value="0.57">
            <text:p>0.57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632481953369">
            <text:p>0.63</text:p>
          </table:table-cell>
          <table:table-cell office:value-type="float" office:value="0.8">
            <text:p>0.8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37222066883">
            <text:p>0.34</text:p>
          </table:table-cell>
          <table:table-cell office:value-type="float" office:value="0.28">
            <text:p>0.2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14153254872">
            <text:p>0.31</text:p>
          </table:table-cell>
          <table:table-cell office:value-type="float" office:value="0.19">
            <text:p>0.1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72850218929">
            <text:p>0.73</text:p>
          </table:table-cell>
          <table:table-cell office:value-type="float" office:value="0.91">
            <text:p>0.9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691973084373">
            <text:p>0.69</text:p>
          </table:table-cell>
          <table:table-cell office:value-type="float" office:value="0.88">
            <text:p>0.88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558962380067">
            <text:p>0.56</text:p>
          </table:table-cell>
          <table:table-cell office:value-type="float" office:value="0.72">
            <text:p>0.72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650208552151">
            <text:p>0.65</text:p>
          </table:table-cell>
          <table:table-cell office:value-type="float" office:value="0.82">
            <text:p>0.82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694997712513">
            <text:p>0.69</text:p>
          </table:table-cell>
          <table:table-cell office:value-type="float" office:value="0.9">
            <text:p>0.9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724425278988">
            <text:p>0.72</text:p>
          </table:table-cell>
          <table:table-cell office:value-type="float" office:value="0.92">
            <text:p>0.92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651143223695">
            <text:p>0.65</text:p>
          </table:table-cell>
          <table:table-cell office:value-type="float" office:value="0.91">
            <text:p>0.91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14281535554">
            <text:p>0.61</text:p>
          </table:table-cell>
          <table:table-cell office:value-type="float" office:value="0.87">
            <text:p>0.8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01091727326">
            <text:p>0.4</text:p>
          </table:table-cell>
          <table:table-cell office:value-type="float" office:value="0.46">
            <text:p>0.46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96650430057">
            <text:p>0.4</text:p>
          </table:table-cell>
          <table:table-cell office:value-type="float" office:value="0.38">
            <text:p>0.3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40767031513">
            <text:p>0.44</text:p>
          </table:table-cell>
          <table:table-cell office:value-type="float" office:value="0.46">
            <text:p>0.4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3906954391">
            <text:p>0.44</text:p>
          </table:table-cell>
          <table:table-cell office:value-type="float" office:value="0.46">
            <text:p>0.4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625895204166">
            <text:p>0.63</text:p>
          </table:table-cell>
          <table:table-cell office:value-type="float" office:value="0.78">
            <text:p>0.78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30460594544">
            <text:p>0.33</text:p>
          </table:table-cell>
          <table:table-cell office:value-type="float" office:value="0.23">
            <text:p>0.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39577348247">
            <text:p>0.44</text:p>
          </table:table-cell>
          <table:table-cell office:value-type="float" office:value="0.49">
            <text:p>0.4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09572124625">
            <text:p>0.31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600386834983">
            <text:p>0.6</text:p>
          </table:table-cell>
          <table:table-cell office:value-type="float" office:value="0.77">
            <text:p>0.77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74524867547">
            <text:p>0.75</text:p>
          </table:table-cell>
          <table:table-cell office:value-type="float" office:value="0.95">
            <text:p>0.95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692570363207">
            <text:p>0.69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64749683302">
            <text:p>0.65</text:p>
          </table:table-cell>
          <table:table-cell office:value-type="float" office:value="0.86">
            <text:p>0.8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52245324097">
            <text:p>0.35</text:p>
          </table:table-cell>
          <table:table-cell office:value-type="float" office:value="0.31">
            <text:p>0.3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653722810186">
            <text:p>0.65</text:p>
          </table:table-cell>
          <table:table-cell office:value-type="float" office:value="0.87">
            <text:p>0.8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30432109545">
            <text:p>0.33</text:p>
          </table:table-cell>
          <table:table-cell office:value-type="float" office:value="0.3">
            <text:p>0.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99842262732">
            <text:p>0.3</text:p>
          </table:table-cell>
          <table:table-cell office:value-type="float" office:value="0.18">
            <text:p>0.1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623274495361">
            <text:p>0.62</text:p>
          </table:table-cell>
          <table:table-cell office:value-type="float" office:value="0.86">
            <text:p>0.86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526516695364">
            <text:p>0.53</text:p>
          </table:table-cell>
          <table:table-cell office:value-type="float" office:value="0.67">
            <text:p>0.67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507103296531">
            <text:p>0.51</text:p>
          </table:table-cell>
          <table:table-cell office:value-type="float" office:value="0.67">
            <text:p>0.67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362979532903">
            <text:p>0.36</text:p>
          </table:table-cell>
          <table:table-cell office:value-type="float" office:value="0.33">
            <text:p>0.3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37081362487">
            <text:p>0.37</text:p>
          </table:table-cell>
          <table:table-cell office:value-type="float" office:value="0.34">
            <text:p>0.3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51824183815">
            <text:p>0.45</text:p>
          </table:table-cell>
          <table:table-cell office:value-type="float" office:value="0.48">
            <text:p>0.4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560177819948">
            <text:p>0.56</text:p>
          </table:table-cell>
          <table:table-cell office:value-type="float" office:value="0.72">
            <text:p>0.7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392565632793">
            <text:p>0.39</text:p>
          </table:table-cell>
          <table:table-cell office:value-type="float" office:value="0.4">
            <text:p>0.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681917048955">
            <text:p>0.68</text:p>
          </table:table-cell>
          <table:table-cell office:value-type="float" office:value="0.9">
            <text:p>0.9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350010031389">
            <text:p>0.35</text:p>
          </table:table-cell>
          <table:table-cell office:value-type="float" office:value="0.37">
            <text:p>0.3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378448301898">
            <text:p>0.38</text:p>
          </table:table-cell>
          <table:table-cell office:value-type="float" office:value="0.42">
            <text:p>0.42</text:p>
          </table:table-cell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590123924069">
            <text:p>0.59</text:p>
          </table:table-cell>
          <table:table-cell office:value-type="float" office:value="0.83">
            <text:p>0.8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463755856549">
            <text:p>0.46</text:p>
          </table:table-cell>
          <table:table-cell office:value-type="float" office:value="0.58">
            <text:p>0.58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757422097267">
            <text:p>0.76</text:p>
          </table:table-cell>
          <table:table-cell office:value-type="float" office:value="0.91">
            <text:p>0.91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341042471992">
            <text:p>0.34</text:p>
          </table:table-cell>
          <table:table-cell office:value-type="float" office:value="0.3">
            <text:p>0.3</text:p>
          </table:table-cell>
          <table:table-cell office:value-type="float" office:value="83">
            <text:p>8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708145853425">
            <text:p>0.71</text:p>
          </table:table-cell>
          <table:table-cell office:value-type="float" office:value="0.9">
            <text:p>0.9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313861567505">
            <text:p>0.31</text:p>
          </table:table-cell>
          <table:table-cell office:value-type="float" office:value="0.21">
            <text:p>0.2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372407522367">
            <text:p>0.37</text:p>
          </table:table-cell>
          <table:table-cell office:value-type="float" office:value="0.32">
            <text:p>0.3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378648361982">
            <text:p>0.38</text:p>
          </table:table-cell>
          <table:table-cell office:value-type="float" office:value="0.33">
            <text:p>0.3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51826158463">
            <text:p>0.75</text:p>
          </table:table-cell>
          <table:table-cell office:value-type="float" office:value="0.93">
            <text:p>0.93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386118778728">
            <text:p>0.39</text:p>
          </table:table-cell>
          <table:table-cell office:value-type="float" office:value="0.36">
            <text:p>0.3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412366767598">
            <text:p>0.41</text:p>
          </table:table-cell>
          <table:table-cell office:value-type="float" office:value="0.44">
            <text:p>0.4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527819701642">
            <text:p>0.53</text:p>
          </table:table-cell>
          <table:table-cell office:value-type="float" office:value="0.69">
            <text:p>0.69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631605732459">
            <text:p>0.63</text:p>
          </table:table-cell>
          <table:table-cell office:value-type="float" office:value="0.74">
            <text:p>0.7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380537290808">
            <text:p>0.38</text:p>
          </table:table-cell>
          <table:table-cell office:value-type="float" office:value="0.44">
            <text:p>0.44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593174642885">
            <text:p>0.59</text:p>
          </table:table-cell>
          <table:table-cell office:value-type="float" office:value="0.76">
            <text:p>0.76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417325670129">
            <text:p>0.42</text:p>
          </table:table-cell>
          <table:table-cell office:value-type="float" office:value="0.49">
            <text:p>0.4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657367910453">
            <text:p>0.66</text:p>
          </table:table-cell>
          <table:table-cell office:value-type="float" office:value="0.87">
            <text:p>0.87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555179714767">
            <text:p>0.56</text:p>
          </table:table-cell>
          <table:table-cell office:value-type="float" office:value="0.64">
            <text:p>0.64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31766036555">
            <text:p>0.32</text:p>
          </table:table-cell>
          <table:table-cell office:value-type="float" office:value="0.23">
            <text:p>0.2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387580850629">
            <text:p>0.39</text:p>
          </table:table-cell>
          <table:table-cell office:value-type="float" office:value="0.36">
            <text:p>0.36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377481465381">
            <text:p>0.38</text:p>
          </table:table-cell>
          <table:table-cell office:value-type="float" office:value="0.39">
            <text:p>0.3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415835222099">
            <text:p>0.42</text:p>
          </table:table-cell>
          <table:table-cell office:value-type="float" office:value="0.46">
            <text:p>0.46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401476813911">
            <text:p>0.4</text:p>
          </table:table-cell>
          <table:table-cell office:value-type="float" office:value="0.43">
            <text:p>0.4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17489901818">
            <text:p>0.72</text:p>
          </table:table-cell>
          <table:table-cell office:value-type="float" office:value="0.95">
            <text:p>0.95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644168072089">
            <text:p>0.64</text:p>
          </table:table-cell>
          <table:table-cell office:value-type="float" office:value="0.87">
            <text:p>0.87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349465282482">
            <text:p>0.35</text:p>
          </table:table-cell>
          <table:table-cell office:value-type="float" office:value="0.39">
            <text:p>0.3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660476541307">
            <text:p>0.66</text:p>
          </table:table-cell>
          <table:table-cell office:value-type="float" office:value="0.92">
            <text:p>0.92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372501996516">
            <text:p>0.37</text:p>
          </table:table-cell>
          <table:table-cell office:value-type="float" office:value="0.34">
            <text:p>0.3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76090598732">
            <text:p>0.58</text:p>
          </table:table-cell>
          <table:table-cell office:value-type="float" office:value="0.77">
            <text:p>0.7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679783857893">
            <text:p>0.68</text:p>
          </table:table-cell>
          <table:table-cell office:value-type="float" office:value="0.91">
            <text:p>0.91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344634449858">
            <text:p>0.34</text:p>
          </table:table-cell>
          <table:table-cell office:value-type="float" office:value="0.28">
            <text:p>0.2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623126488035">
            <text:p>0.62</text:p>
          </table:table-cell>
          <table:table-cell office:value-type="float" office:value="0.81">
            <text:p>0.8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712190923781">
            <text:p>0.71</text:p>
          </table:table-cell>
          <table:table-cell office:value-type="float" office:value="0.91">
            <text:p>0.91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535521421363">
            <text:p>0.54</text:p>
          </table:table-cell>
          <table:table-cell office:value-type="float" office:value="0.77">
            <text:p>0.7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395213781566">
            <text:p>0.4</text:p>
          </table:table-cell>
          <table:table-cell office:value-type="float" office:value="0.39">
            <text:p>0.39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362295562198">
            <text:p>0.36</text:p>
          </table:table-cell>
          <table:table-cell office:value-type="float" office:value="0.39">
            <text:p>0.3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658580695686">
            <text:p>0.66</text:p>
          </table:table-cell>
          <table:table-cell office:value-type="float" office:value="0.91">
            <text:p>0.91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333134900893">
            <text:p>0.33</text:p>
          </table:table-cell>
          <table:table-cell office:value-type="float" office:value="0.23">
            <text:p>0.2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685485887823">
            <text:p>0.69</text:p>
          </table:table-cell>
          <table:table-cell office:value-type="float" office:value="0.86">
            <text:p>0.86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524235954371">
            <text:p>0.52</text:p>
          </table:table-cell>
          <table:table-cell office:value-type="float" office:value="0.66">
            <text:p>0.6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33343149018">
            <text:p>0.33</text:p>
          </table:table-cell>
          <table:table-cell office:value-type="float" office:value="0.27">
            <text:p>0.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453070787992">
            <text:p>0.45</text:p>
          </table:table-cell>
          <table:table-cell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8234213986">
            <text:p>0.28</text:p>
          </table:table-cell>
          <table:table-cell office:value-type="float" office:value="0.16">
            <text:p>0.16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495762887684">
            <text:p>0.5</text:p>
          </table:table-cell>
          <table:table-cell office:value-type="float" office:value="0.61">
            <text:p>0.61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583713915316">
            <text:p>0.58</text:p>
          </table:table-cell>
          <table:table-cell office:value-type="float" office:value="0.74">
            <text:p>0.74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443580816746">
            <text:p>0.44</text:p>
          </table:table-cell>
          <table:table-cell office:value-type="float" office:value="0.46">
            <text:p>0.4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63865981062">
            <text:p>0.64</text:p>
          </table:table-cell>
          <table:table-cell office:value-type="float" office:value="0.86">
            <text:p>0.86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349000988687">
            <text:p>0.35</text:p>
          </table:table-cell>
          <table:table-cell office:value-type="float" office:value="0.3">
            <text:p>0.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510055405635">
            <text:p>0.51</text:p>
          </table:table-cell>
          <table:table-cell office:value-type="float" office:value="0.66">
            <text:p>0.66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732549281703">
            <text:p>0.73</text:p>
          </table:table-cell>
          <table:table-cell office:value-type="float" office:value="0.88">
            <text:p>0.88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607608028117">
            <text:p>0.61</text:p>
          </table:table-cell>
          <table:table-cell office:value-type="float" office:value="0.88">
            <text:p>0.88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78049287764">
            <text:p>0.78</text:p>
          </table:table-cell>
          <table:table-cell office:value-type="float" office:value="0.94">
            <text:p>0.94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300794940638">
            <text:p>0.3</text:p>
          </table:table-cell>
          <table:table-cell office:value-type="float" office:value="0.2">
            <text:p>0.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715662548015">
            <text:p>0.72</text:p>
          </table:table-cell>
          <table:table-cell office:value-type="float" office:value="0.89">
            <text:p>0.89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422141832351">
            <text:p>0.42</text:p>
          </table:table-cell>
          <table:table-cell office:value-type="float" office:value="0.46">
            <text:p>0.46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597313454141">
            <text:p>0.6</text:p>
          </table:table-cell>
          <table:table-cell office:value-type="float" office:value="0.76">
            <text:p>0.76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453434998055">
            <text:p>0.45</text:p>
          </table:table-cell>
          <table:table-cell office:value-type="float" office:value="0.51">
            <text:p>0.5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473182538134">
            <text:p>0.47</text:p>
          </table:table-cell>
          <table:table-cell office:value-type="float" office:value="0.55">
            <text:p>0.5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8464170943">
            <text:p>0.38</text:p>
          </table:table-cell>
          <table:table-cell office:value-type="float" office:value="0.39">
            <text:p>0.39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7845697217">
            <text:p>0.78</text:p>
          </table:table-cell>
          <table:table-cell office:value-type="float" office:value="0.94">
            <text:p>0.94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388690965357">
            <text:p>0.39</text:p>
          </table:table-cell>
          <table:table-cell office:value-type="float" office:value="0.45">
            <text:p>0.4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73483834894">
            <text:p>0.47</text:p>
          </table:table-cell>
          <table:table-cell office:value-type="float" office:value="0.54">
            <text:p>0.54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66699665156">
            <text:p>0.67</text:p>
          </table:table-cell>
          <table:table-cell office:value-type="float" office:value="0.86">
            <text:p>0.86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674721885725">
            <text:p>0.67</text:p>
          </table:table-cell>
          <table:table-cell office:value-type="float" office:value="0.9">
            <text:p>0.9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305778754256">
            <text:p>0.31</text:p>
          </table:table-cell>
          <table:table-cell office:value-type="float" office:value="0.19">
            <text:p>0.19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366631804029">
            <text:p>0.37</text:p>
          </table:table-cell>
          <table:table-cell office:value-type="float" office:value="0.42">
            <text:p>0.4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769212166625">
            <text:p>0.77</text:p>
          </table:table-cell>
          <table:table-cell office:value-type="float" office:value="0.93">
            <text:p>0.9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556054503617">
            <text:p>0.56</text:p>
          </table:table-cell>
          <table:table-cell office:value-type="float" office:value="0.83">
            <text:p>0.83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408013625795">
            <text:p>0.41</text:p>
          </table:table-cell>
          <table:table-cell office:value-type="float" office:value="0.41">
            <text:p>0.4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468922295256">
            <text:p>0.47</text:p>
          </table:table-cell>
          <table:table-cell office:value-type="float" office:value="0.5">
            <text:p>0.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581159789346">
            <text:p>0.58</text:p>
          </table:table-cell>
          <table:table-cell office:value-type="float" office:value="0.75">
            <text:p>0.7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466096854911">
            <text:p>0.47</text:p>
          </table:table-cell>
          <table:table-cell office:value-type="float" office:value="0.5">
            <text:p>0.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716718980786">
            <text:p>0.72</text:p>
          </table:table-cell>
          <table:table-cell office:value-type="float" office:value="0.9">
            <text:p>0.9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524555778821">
            <text:p>0.52</text:p>
          </table:table-cell>
          <table:table-cell office:value-type="float" office:value="0.74">
            <text:p>0.7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80996862715">
            <text:p>0.48</text:p>
          </table:table-cell>
          <table:table-cell office:value-type="float" office:value="0.54">
            <text:p>0.54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323309618298">
            <text:p>0.32</text:p>
          </table:table-cell>
          <table:table-cell office:value-type="float" office:value="0.26">
            <text:p>0.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24416774309">
            <text:p>0.42</text:p>
          </table:table-cell>
          <table:table-cell office:value-type="float" office:value="0.47">
            <text:p>0.4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76527084507">
            <text:p>0.77</text:p>
          </table:table-cell>
          <table:table-cell office:value-type="float" office:value="0.94">
            <text:p>0.94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730178808121">
            <text:p>0.73</text:p>
          </table:table-cell>
          <table:table-cell office:value-type="float" office:value="0.92">
            <text:p>0.92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337215104032">
            <text:p>0.34</text:p>
          </table:table-cell>
          <table:table-cell office:value-type="float" office:value="0.25">
            <text:p>0.2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367236178295">
            <text:p>0.37</text:p>
          </table:table-cell>
          <table:table-cell office:value-type="float" office:value="0.36">
            <text:p>0.3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591689458957">
            <text:p>0.59</text:p>
          </table:table-cell>
          <table:table-cell office:value-type="float" office:value="0.84">
            <text:p>0.8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735252626517">
            <text:p>0.74</text:p>
          </table:table-cell>
          <table:table-cell office:value-type="float" office:value="0.91">
            <text:p>0.9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498686486939">
            <text:p>0.5</text:p>
          </table:table-cell>
          <table:table-cell office:value-type="float" office:value="0.61">
            <text:p>0.6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440682657497">
            <text:p>0.44</text:p>
          </table:table-cell>
          <table:table-cell office:value-type="float" office:value="0.54">
            <text:p>0.5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421878877377">
            <text:p>0.42</text:p>
          </table:table-cell>
          <table:table-cell office:value-type="float" office:value="0.42">
            <text:p>0.4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568136238977">
            <text:p>0.57</text:p>
          </table:table-cell>
          <table:table-cell office:value-type="float" office:value="0.69">
            <text:p>0.6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620211827834">
            <text:p>0.62</text:p>
          </table:table-cell>
          <table:table-cell office:value-type="float" office:value="0.72">
            <text:p>0.7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347448102786">
            <text:p>0.35</text:p>
          </table:table-cell>
          <table:table-cell office:value-type="float" office:value="0.29">
            <text:p>0.2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392880860255">
            <text:p>0.39</text:p>
          </table:table-cell>
          <table:table-cell office:value-type="float" office:value="0.37">
            <text:p>0.3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481347977065">
            <text:p>0.48</text:p>
          </table:table-cell>
          <table:table-cell office:value-type="float" office:value="0.54">
            <text:p>0.54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616187814385">
            <text:p>0.62</text:p>
          </table:table-cell>
          <table:table-cell office:value-type="float" office:value="0.89">
            <text:p>0.89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551397562577">
            <text:p>0.55</text:p>
          </table:table-cell>
          <table:table-cell office:value-type="float" office:value="0.68">
            <text:p>0.68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607190384563">
            <text:p>0.61</text:p>
          </table:table-cell>
          <table:table-cell office:value-type="float" office:value="0.74">
            <text:p>0.74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453018538918">
            <text:p>0.45</text:p>
          </table:table-cell>
          <table:table-cell office:value-type="float" office:value="0.58">
            <text:p>0.58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611680471792">
            <text:p>0.61</text:p>
          </table:table-cell>
          <table:table-cell office:value-type="float" office:value="0.72">
            <text:p>0.7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599745554724">
            <text:p>0.6</text:p>
          </table:table-cell>
          <table:table-cell office:value-type="float" office:value="0.83">
            <text:p>0.83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622762344294">
            <text:p>0.62</text:p>
          </table:table-cell>
          <table:table-cell office:value-type="float" office:value="0.84">
            <text:p>0.84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426626583034">
            <text:p>0.43</text:p>
          </table:table-cell>
          <table:table-cell office:value-type="float" office:value="0.42">
            <text:p>0.4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747957840882">
            <text:p>0.75</text:p>
          </table:table-cell>
          <table:table-cell office:value-type="float" office:value="0.93">
            <text:p>0.9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320750720061">
            <text:p>0.32</text:p>
          </table:table-cell>
          <table:table-cell office:value-type="float" office:value="0.24">
            <text:p>0.2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657522029353">
            <text:p>0.66</text:p>
          </table:table-cell>
          <table:table-cell office:value-type="float" office:value="0.92">
            <text:p>0.92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667237564823">
            <text:p>0.67</text:p>
          </table:table-cell>
          <table:table-cell office:value-type="float" office:value="0.84">
            <text:p>0.84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732596652746">
            <text:p>0.73</text:p>
          </table:table-cell>
          <table:table-cell office:value-type="float" office:value="0.95">
            <text:p>0.95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623880231918">
            <text:p>0.62</text:p>
          </table:table-cell>
          <table:table-cell office:value-type="float" office:value="0.88">
            <text:p>0.8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758655354682">
            <text:p>0.76</text:p>
          </table:table-cell>
          <table:table-cell office:value-type="float" office:value="0.92">
            <text:p>0.92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370590813285">
            <text:p>0.37</text:p>
          </table:table-cell>
          <table:table-cell office:value-type="float" office:value="0.32">
            <text:p>0.3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554475704793">
            <text:p>0.55</text:p>
          </table:table-cell>
          <table:table-cell office:value-type="float" office:value="0.64">
            <text:p>0.6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17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7T17:38:01</dc:date>
    <dc:creator>Nolan Baker</dc:creator>
    <meta:document-statistic meta:table-count="1" meta:cell-count="1608" meta:object-count="3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783cm" svg:height="5.267cm" chart:class="chart:scatter" chart:style-name="ch1">
        <chart:legend chart:legend-position="end" svg:x="20.699cm" svg:y="2.164cm" chart:style-name="ch2"/>
        <chart:plot-area chart:style-name="ch3" table:cell-range-address="Sheet1.A1:Sheet1.C201" chart:data-source-has-labels="row" svg:x="0.455cm" svg:y="0.105cm" svg:width="19.79cm" svg:height="4.95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7" chart:values-cell-range-address="Sheet1.C2:Sheet1.C201" chart:label-cell-address="Sheet1.C1:Sheet1.C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sq_err</text:p>
              </table:table-cell>
              <table:table-cell office:value-type="string">
                <text:p text:id="Sheet1.C1:Sheet1.C1">pct_c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201">0</text:p>
              </table:table-cell>
              <table:table-cell office:value-type="float" office:value="0.303625692632">
                <text:p text:id="Sheet1.B2:Sheet1.B201">0.303625692632</text:p>
              </table:table-cell>
              <table:table-cell office:value-type="float" office:value="0.62">
                <text:p text:id="Sheet1.C2:Sheet1.C201">0.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89567351158">
                <text:p>0.38956735115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41356119008">
                <text:p>0.5413561190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11520085487">
                <text:p>0.51152008548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86030831485">
                <text:p>0.38603083148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92860503256">
                <text:p>0.39286050325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28088012757">
                <text:p>0.32808801275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65739085901">
                <text:p>0.3657390859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87102578927">
                <text:p>0.3871025789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44914280383">
                <text:p>0.34491428038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49888318268">
                <text:p>0.34988831826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79272182473">
                <text:p>0.3792721824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76696876316">
                <text:p>0.3766968763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51737187859">
                <text:p>0.35173718785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112115715">
                <text:p>0.61121157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37937375423">
                <text:p>0.43793737542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2668190203">
                <text:p>0.5266819020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48803578579">
                <text:p>0.54880357857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05379580543">
                <text:p>0.60537958054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10803272883">
                <text:p>0.41080327288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91907233305">
                <text:p>0.39190723330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4868275994">
                <text:p>0.46486827599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79326010309">
                <text:p>0.57932601030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08010322739">
                <text:p>0.4080103227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58199335335">
                <text:p>0.45819933533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63849139036">
                <text:p>0.46384913903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59479764767">
                <text:p>0.3594797647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5858203329">
                <text:p>0.3585820332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47550700919">
                <text:p>0.64755070091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04192566074">
                <text:p>0.40419256607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55442349177">
                <text:p>0.6554423491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90541169388">
                <text:p>0.49054116938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9224769994">
                <text:p>0.3192247699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601148434647">
                <text:p>0.60114843464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90383189816">
                <text:p>0.69038318981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64539710738">
                <text:p>0.56453971073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66663906802">
                <text:p>0.4666639068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68577082472">
                <text:p>0.66857708247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02056185844">
                <text:p>0.6020561858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7652156132">
                <text:p>0.476521561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644658339746">
                <text:p>0.64465833974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44978107343">
                <text:p>0.6449781073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604882039464">
                <text:p>0.60488203946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21212299007">
                <text:p>0.72121229900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13452949453">
                <text:p>0.7134529494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0080654092">
                <text:p>0.4008065409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78217315202">
                <text:p>0.67821731520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94180572183">
                <text:p>0.59418057218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76172700317">
                <text:p>0.6761727003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20276145846">
                <text:p>0.52027614584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724009229616">
                <text:p>0.7240092296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645313558384">
                <text:p>0.64531355838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29641113751">
                <text:p>0.62964111375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69648423999">
                <text:p>0.46964842399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32481953369">
                <text:p>0.6324819533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37222066883">
                <text:p>0.33722206688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14153254872">
                <text:p>0.31415325487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72850218929">
                <text:p>0.7285021892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691973084373">
                <text:p>0.69197308437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58962380067">
                <text:p>0.5589623800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650208552151">
                <text:p>0.65020855215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694997712513">
                <text:p>0.6949977125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724425278988">
                <text:p>0.72442527898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651143223695">
                <text:p>0.65114322369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614281535554">
                <text:p>0.61428153555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01091727326">
                <text:p>0.40109172732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96650430057">
                <text:p>0.3966504300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440767031513">
                <text:p>0.44076703151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3906954391">
                <text:p>0.439069543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625895204166">
                <text:p>0.62589520416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30460594544">
                <text:p>0.3304605945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39577348247">
                <text:p>0.43957734824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09572124625">
                <text:p>0.3095721246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600386834983">
                <text:p>0.6003868349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74524867547">
                <text:p>0.7452486754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692570363207">
                <text:p>0.69257036320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64749683302">
                <text:p>0.647496833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52245324097">
                <text:p>0.35224532409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653722810186">
                <text:p>0.6537228101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30432109545">
                <text:p>0.3304321095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99842262732">
                <text:p>0.2998422627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623274495361">
                <text:p>0.62327449536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26516695364">
                <text:p>0.52651669536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07103296531">
                <text:p>0.50710329653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62979532903">
                <text:p>0.3629795329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7081362487">
                <text:p>0.3708136248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451824183815">
                <text:p>0.4518241838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60177819948">
                <text:p>0.56017781994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2565632793">
                <text:p>0.3925656327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681917048955">
                <text:p>0.6819170489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50010031389">
                <text:p>0.35001003138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78448301898">
                <text:p>0.37844830189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90123924069">
                <text:p>0.59012392406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63755856549">
                <text:p>0.46375585654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757422097267">
                <text:p>0.7574220972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41042471992">
                <text:p>0.3410424719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708145853425">
                <text:p>0.7081458534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13861567505">
                <text:p>0.31386156750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72407522367">
                <text:p>0.3724075223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78648361982">
                <text:p>0.37864836198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751826158463">
                <text:p>0.75182615846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86118778728">
                <text:p>0.3861187787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412366767598">
                <text:p>0.41236676759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27819701642">
                <text:p>0.52781970164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631605732459">
                <text:p>0.63160573245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80537290808">
                <text:p>0.38053729080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593174642885">
                <text:p>0.59317464288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417325670129">
                <text:p>0.41732567012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657367910453">
                <text:p>0.65736791045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555179714767">
                <text:p>0.5551797147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1766036555">
                <text:p>0.3176603655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87580850629">
                <text:p>0.38758085062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77481465381">
                <text:p>0.37748146538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415835222099">
                <text:p>0.41583522209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401476813911">
                <text:p>0.40147681391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717489901818">
                <text:p>0.71748990181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644168072089">
                <text:p>0.64416807208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49465282482">
                <text:p>0.34946528248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660476541307">
                <text:p>0.6604765413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72501996516">
                <text:p>0.37250199651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576090598732">
                <text:p>0.57609059873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679783857893">
                <text:p>0.67978385789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44634449858">
                <text:p>0.3446344498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623126488035">
                <text:p>0.62312648803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712190923781">
                <text:p>0.71219092378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535521421363">
                <text:p>0.53552142136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95213781566">
                <text:p>0.39521378156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62295562198">
                <text:p>0.36229556219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658580695686">
                <text:p>0.65858069568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3134900893">
                <text:p>0.33313490089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685485887823">
                <text:p>0.6854858878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524235954371">
                <text:p>0.52423595437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3343149018">
                <text:p>0.333431490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453070787992">
                <text:p>0.4530707879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8234213986">
                <text:p>0.282342139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495762887684">
                <text:p>0.49576288768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583713915316">
                <text:p>0.58371391531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443580816746">
                <text:p>0.4435808167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63865981062">
                <text:p>0.6386598106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49000988687">
                <text:p>0.34900098868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510055405635">
                <text:p>0.5100554056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732549281703">
                <text:p>0.73254928170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607608028117">
                <text:p>0.60760802811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78049287764">
                <text:p>0.7804928776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00794940638">
                <text:p>0.3007949406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715662548015">
                <text:p>0.71566254801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422141832351">
                <text:p>0.42214183235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597313454141">
                <text:p>0.59731345414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453434998055">
                <text:p>0.45343499805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473182538134">
                <text:p>0.47318253813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8464170943">
                <text:p>0.3846417094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7845697217">
                <text:p>0.784569721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88690965357">
                <text:p>0.38869096535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473483834894">
                <text:p>0.47348383489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66699665156">
                <text:p>0.666996651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674721885725">
                <text:p>0.6747218857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5778754256">
                <text:p>0.3057787542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66631804029">
                <text:p>0.36663180402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769212166625">
                <text:p>0.76921216662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556054503617">
                <text:p>0.55605450361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408013625795">
                <text:p>0.40801362579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468922295256">
                <text:p>0.468922295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581159789346">
                <text:p>0.58115978934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466096854911">
                <text:p>0.4660968549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716718980786">
                <text:p>0.7167189807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524555778821">
                <text:p>0.52455577882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480996862715">
                <text:p>0.4809968627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23309618298">
                <text:p>0.3233096182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424416774309">
                <text:p>0.42441677430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76527084507">
                <text:p>0.7652708450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730178808121">
                <text:p>0.73017880812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7215104032">
                <text:p>0.3372151040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67236178295">
                <text:p>0.3672361782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591689458957">
                <text:p>0.59168945895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735252626517">
                <text:p>0.73525262651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498686486939">
                <text:p>0.49868648693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440682657497">
                <text:p>0.4406826574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421878877377">
                <text:p>0.42187887737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568136238977">
                <text:p>0.56813623897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620211827834">
                <text:p>0.62021182783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47448102786">
                <text:p>0.34744810278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92880860255">
                <text:p>0.39288086025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481347977065">
                <text:p>0.4813479770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616187814385">
                <text:p>0.61618781438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551397562577">
                <text:p>0.55139756257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607190384563">
                <text:p>0.60719038456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453018538918">
                <text:p>0.45301853891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611680471792">
                <text:p>0.61168047179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599745554724">
                <text:p>0.59974555472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622762344294">
                <text:p>0.62276234429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426626583034">
                <text:p>0.42662658303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747957840882">
                <text:p>0.74795784088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320750720061">
                <text:p>0.32075072006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657522029353">
                <text:p>0.65752202935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667237564823">
                <text:p>0.66723756482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732596652746">
                <text:p>0.73259665274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623880231918">
                <text:p>0.62388023191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758655354682">
                <text:p>0.7586553546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370590813285">
                <text:p>0.37059081328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554475704793">
                <text:p>0.554475704793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3.003cm" svg:height="4.473cm" chart:class="chart:scatter" chart:style-name="ch1">
        <chart:legend chart:legend-position="end" svg:x="20.782cm" svg:y="1.954cm" chart:style-name="ch2"/>
        <chart:plot-area chart:style-name="ch3" table:cell-range-address="Sheet1.E1:Sheet1.E201" chart:data-source-has-labels="row" svg:x="0.46cm" svg:y="0.089cm" svg:width="19.863cm" svg:height="4.2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01" chart:label-cell-address="Sheet1.E1:Sheet1.E1" chart:class="chart:scatter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:Sheet1.E1">cor_dig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Sheet1.E2:Sheet1.E201"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2.728cm" svg:height="5.664cm" chart:class="chart:scatter" chart:style-name="ch1">
        <chart:legend chart:legend-position="end" svg:x="20.433cm" svg:y="2.55cm" chart:style-name="ch2"/>
        <chart:plot-area chart:style-name="ch3" table:cell-range-address="Sheet1.G1:Sheet1.G201" chart:data-source-has-labels="row" svg:x="0.454cm" svg:y="0.113cm" svg:width="19.526cm" svg:height="5.32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01" chart:label-cell-address="Sheet1.G1:Sheet1.G1" chart:class="chart:scatter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cor_flag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G2:Sheet1.G2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